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9E000001E1E865FBA6BA94F4ED.png" manifest:media-type="image/png"/>
  <manifest:file-entry manifest:full-path="Pictures/10000201000003C400000161FC642A3E850769B7.png" manifest:media-type="image/png"/>
  <manifest:file-entry manifest:full-path="Pictures/10000201000003B3000001E397B763A9A149AE1B.png" manifest:media-type="image/png"/>
  <manifest:file-entry manifest:full-path="Pictures/1000020100000364000001B6AE7081E9682CD008.png" manifest:media-type="image/png"/>
  <manifest:file-entry manifest:full-path="Pictures/100002010000035300000264224EF2E680CE7A7A.png" manifest:media-type="image/png"/>
  <manifest:file-entry manifest:full-path="Pictures/100002010000031A000001091CB98F0D58CE36E0.png" manifest:media-type="image/png"/>
  <manifest:file-entry manifest:full-path="Pictures/10000201000003A20000014A091E52160D2DE7AC.png" manifest:media-type="image/png"/>
  <manifest:file-entry manifest:full-path="Pictures/10000201000002F7000000E129F248FCFCF86D2C.png" manifest:media-type="image/png"/>
  <manifest:file-entry manifest:full-path="Pictures/100002010000036F000000DC0E7DA48A61A844A1.png" manifest:media-type="image/png"/>
  <manifest:file-entry manifest:full-path="Pictures/1000020100000330000001D70615365E88483AE5.png" manifest:media-type="image/png"/>
  <manifest:file-entry manifest:full-path="Pictures/100002010000031D000000D806F67C44C152D158.png" manifest:media-type="image/png"/>
  <manifest:file-entry manifest:full-path="Pictures/10000201000002D20000020EEC38EC1ED1566331.png" manifest:media-type="image/png"/>
  <manifest:file-entry manifest:full-path="Pictures/10000201000003750000030E34BE583B423F4233.png" manifest:media-type="image/png"/>
  <manifest:file-entry manifest:full-path="Pictures/100002010000030D0000012FC8823239EE3EA86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f742" officeooo:paragraph-rsid="0004f742"/>
    </style:style>
    <style:style style:name="P2" style:family="paragraph" style:parent-style-name="Standard">
      <style:text-properties officeooo:rsid="000542b2" officeooo:paragraph-rsid="000542b2"/>
    </style:style>
    <style:style style:name="P3" style:family="paragraph" style:parent-style-name="Standard">
      <style:text-properties fo:font-size="20pt" fo:font-weight="bold" officeooo:rsid="000542b2" officeooo:paragraph-rsid="000542b2" style:font-size-asian="20pt" style:font-weight-asian="bold" style:font-size-complex="20pt" style:font-weight-complex="bold"/>
    </style:style>
    <style:style style:name="P4" style:family="paragraph" style:parent-style-name="Standard">
      <style:text-properties officeooo:rsid="00069818" officeooo:paragraph-rsid="000698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CRIPTING</text:p>
      <text:p text:style-name="Standard"/>
      <text:p text:style-name="Standard"><draw:frame draw:style-name="fr2" draw:name="Image1" text:anchor-type="char" svg:width="17cm" svg:height="8.83cm" draw:z-index="1"><draw:image xlink:href="Pictures/100002010000039E000001E1E865FBA6BA94F4ED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2" text:anchor-type="char" svg:width="17cm" svg:height="6.225cm" draw:z-index="0"><draw:image xlink:href="Pictures/10000201000003C400000161FC642A3E850769B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2</text:p>
      <text:p text:style-name="Standard"/>
      <text:p text:style-name="Standard"><draw:frame draw:style-name="fr2" draw:name="Image3" text:anchor-type="char" svg:width="17cm" svg:height="8.578cm" draw:z-index="2"><draw:image xlink:href="Pictures/1000020100000364000001B6AE7081E9682CD008.png" xlink:type="simple" xlink:show="embed" xlink:actuate="onLoad" draw:mime-type="image/png"/></draw:frame></text:p>
      <text:p text:style-name="Standard"/>
      <text:p text:style-name="P3">3</text:p>
      <text:p text:style-name="Standard"><draw:frame draw:style-name="fr2" draw:name="Image4" text:anchor-type="char" svg:width="17cm" svg:height="12.224cm" draw:z-index="3"><draw:image xlink:href="Pictures/100002010000035300000264224EF2E680CE7A7A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P2">4</text:p>
      <text:p text:style-name="P2"><draw:frame draw:style-name="fr1" draw:name="Image5" text:anchor-type="char" svg:x="0cm" svg:y="0.811cm" svg:width="17cm" svg:height="5.038cm" draw:z-index="4"><draw:image xlink:href="Pictures/10000201000002F7000000E129F248FCFCF86D2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6" text:anchor-type="char" svg:width="17cm" svg:height="8.67cm" draw:z-index="5"><draw:image xlink:href="Pictures/10000201000003B3000001E397B763A9A149AE1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5.</text:p>
      <text:p text:style-name="P2"><draw:frame draw:style-name="fr1" draw:name="Image7" text:anchor-type="char" svg:x="0cm" svg:y="1.129cm" svg:width="17cm" svg:height="5.673cm" draw:z-index="6"><draw:image xlink:href="Pictures/100002010000031A000001091CB98F0D58CE36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8" text:anchor-type="char" svg:width="17cm" svg:height="6.031cm" draw:z-index="7"><draw:image xlink:href="Pictures/10000201000003A20000014A091E52160D2DE7A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6.</text:p>
      <text:p text:style-name="P2"><draw:frame draw:style-name="fr1" draw:name="Image9" text:anchor-type="char" svg:x="-0.123cm" svg:y="1.94cm" svg:width="17cm" svg:height="4.253cm" draw:z-index="8"><draw:image xlink:href="Pictures/100002010000036F000000DC0E7DA48A61A844A1.png" xlink:type="simple" xlink:show="embed" xlink:actuate="onLoad" draw:mime-type="image/png"/></draw:frame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0" text:anchor-type="char" svg:width="17cm" svg:height="9.811cm" draw:z-index="9"><draw:image xlink:href="Pictures/1000020100000330000001D70615365E88483AE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4">7.</text:p>
      <text:p text:style-name="P4"/>
      <text:p text:style-name="P4"><draw:frame draw:style-name="fr2" draw:name="Image11" text:anchor-type="char" svg:width="17cm" svg:height="4.606cm" draw:z-index="10"><draw:image xlink:href="Pictures/100002010000031D000000D806F67C44C152D158.png" xlink:type="simple" xlink:show="embed" xlink:actuate="onLoad" draw:mime-type="image/png"/></draw:frame></text:p>
      <text:p text:style-name="Standard"/>
      <text:p text:style-name="Standard"><draw:frame draw:style-name="fr2" draw:name="Image12" text:anchor-type="char" svg:width="17cm" svg:height="12.384cm" draw:z-index="11"><draw:image xlink:href="Pictures/10000201000002D20000020EEC38EC1ED156633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4">8.</text:p>
      <text:p text:style-name="P4"/>
      <text:p text:style-name="Standard"><draw:frame draw:style-name="fr1" draw:name="Image13" text:anchor-type="char" svg:x="1.109cm" svg:y="0.377cm" svg:width="11.254cm" svg:height="9.943cm" draw:z-index="12"><draw:image xlink:href="Pictures/10000201000003750000030E34BE583B423F423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4" text:anchor-type="char" svg:x="0cm" svg:y="1.535cm" svg:width="17cm" svg:height="6.593cm" draw:z-index="13"><draw:image xlink:href="Pictures/100002010000030D0000012FC8823239EE3EA86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12T16:58:05.294000000</dc:date>
    <meta:editing-duration>PT11M56S</meta:editing-duration>
    <meta:editing-cycles>5</meta:editing-cycles>
    <meta:document-statistic meta:table-count="0" meta:image-count="14" meta:object-count="0" meta:page-count="15" meta:paragraph-count="8" meta:word-count="8" meta:character-count="20" meta:non-whitespace-character-count="20"/>
  </office:meta>
</office:document-meta>
</file>